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2cm" svg:stroke-color="#000000" draw:marker-start-width="0.38cm" draw:marker-start-center="false" draw:marker-end-width="0.38cm" draw:marker-end-center="false" draw:fill="solid" draw:fill-color="#00b8ff" draw:textarea-horizontal-align="center" draw:textarea-vertical-align="middle" fo:padding-top="0.075cm" fo:padding-bottom="0.075cm" fo:padding-left="0.075cm" fo:padding-right="0.075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8.874cm" svg:y1="13.866cm" svg:x2="8.874cm" svg:y2="15.479cm">
            <text:p/>
          </draw:line>
          <draw:g>
            <draw:g>
              <draw:ellipse draw:style-name="gr1" draw:text-style-name="P1" draw:layer="layout" svg:width="2.257cm" svg:height="2.087cm" svg:x="9.393cm" svg:y="13.827cm" draw:kind="arc" draw:start-angle="36.78" draw:end-angle="143.4">
                <text:p/>
              </draw:ellipse>
              <draw:ellipse draw:style-name="gr1" draw:text-style-name="P1" draw:layer="layout" svg:width="2.257cm" svg:height="2.087cm" draw:transform="rotate (-3.14159265358979) translate (11.637cm 14.671cm)" draw:kind="arc" draw:start-angle="36.78" draw:end-angle="143.4">
                <text:p/>
              </draw:ellipse>
            </draw:g>
            <draw:line draw:style-name="gr1" draw:text-style-name="P1" draw:layer="layout" svg:x1="10.217cm" svg:y1="14.761cm" svg:x2="10.217cm" svg:y2="15.039cm">
              <text:p/>
            </draw:line>
            <draw:line draw:style-name="gr1" draw:text-style-name="P1" draw:layer="layout" svg:x1="10.522cm" svg:y1="14.761cm" svg:x2="10.522cm" svg:y2="15.039cm">
              <text:p/>
            </draw:line>
            <draw:line draw:style-name="gr1" draw:text-style-name="P1" draw:layer="layout" svg:x1="10.818cm" svg:y1="14.727cm" svg:x2="10.818cm" svg:y2="15.005cm">
              <text:p/>
            </draw:line>
            <draw:line draw:style-name="gr1" draw:text-style-name="P1" draw:layer="layout" svg:x1="10.23cm" svg:y1="15.167cm" svg:x2="10.23cm" svg:y2="15.445cm">
              <text:p/>
            </draw:line>
            <draw:line draw:style-name="gr1" draw:text-style-name="P1" draw:layer="layout" svg:x1="10.831cm" svg:y1="15.167cm" svg:x2="10.831cm" svg:y2="15.445cm">
              <text:p/>
            </draw:line>
            <draw:line draw:style-name="gr1" draw:text-style-name="P1" draw:layer="layout" svg:x1="10.522cm" svg:y1="15.167cm" svg:x2="10.522cm" svg:y2="15.445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2T14:48:15.900612501</meta:creation-date>
    <dc:date>2018-05-12T14:48:49.514529089</dc:date>
    <meta:editing-duration>PT34S</meta:editing-duration>
    <meta:editing-cycles>1</meta:editing-cycles>
    <meta:document-statistic meta:object-count="12"/>
    <meta:generator>LibreOffice/6.0.0.3$MacOSX_X86_64 LibreOffice_project/64a0f66915f38c6217de274f0aa8e15618924765</meta:generator>
  </office:meta>
</office:document-meta>
</file>